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ans" svg:font-family="OpenSans, Arial, sans-serif"/>
    <style:font-face style:name="OpenSymbol"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margin-left="0in" fo:margin-right="0in" style:line-height-at-least="0.2189in" fo:text-align="start" style:justify-single-word="false" fo:widows="1" fo:text-indent="0in" style:auto-text-indent="false"/>
    </style:style>
    <style:style style:name="P2" style:family="paragraph" style:parent-style-name="Text_20_body">
      <style:paragraph-properties fo:margin-left="0in" fo:margin-right="0in" style:line-height-at-least="0.2189in" fo:text-align="start" style:justify-single-word="false" fo:widows="1" fo:text-indent="0in" style:auto-text-indent="false"/>
    </style:style>
    <style:style style:name="P3" style:family="paragraph" style:parent-style-name="Text_20_body">
      <style:paragraph-properties fo:margin-left="0in" fo:margin-right="0in" style:line-height-at-least="0.2189in" fo:text-align="start" style:justify-single-word="false" fo:widows="1" fo:text-indent="0in" style:auto-text-indent="false"/>
      <style:text-properties fo:font-variant="normal" fo:text-transform="none" fo:color="#333333" style:font-name="OpenSans" fo:font-size="10.5pt" fo:letter-spacing="normal" fo:font-style="normal" fo:font-weight="normal"/>
    </style:style>
    <style:style style:name="P4" style:family="paragraph" style:parent-style-name="Standard">
      <style:paragraph-properties fo:margin-left="0in" fo:margin-right="0in" style:line-height-at-least="0.2189in" fo:text-align="start" style:justify-single-word="false" fo:widows="1" fo:text-indent="0in" style:auto-text-indent="false"/>
      <style:text-properties fo:font-variant="normal" fo:text-transform="none" fo:color="#333333" style:font-name="OpenSans" fo:font-size="10.5pt" fo:letter-spacing="normal" fo:font-style="normal" fo:font-weight="normal"/>
    </style:style>
    <style:style style:name="P5" style:family="paragraph" style:parent-style-name="Standard">
      <style:paragraph-properties fo:margin-left="0in" fo:margin-right="0in" style:line-height-at-least="0.2189in" fo:text-align="start" style:justify-single-word="false" fo:widows="1" fo:text-indent="0in" style:auto-text-indent="false"/>
      <style:text-properties fo:font-variant="normal" fo:text-transform="none" fo:color="#333333" style:font-name="OpenSans" fo:font-size="10.5pt" fo:letter-spacing="normal" fo:font-style="normal" fo:font-weight="bold" style:font-weight-asian="bold" style:font-weight-complex="bold"/>
    </style:style>
    <style:style style:name="P6" style:family="paragraph" style:parent-style-name="Standard">
      <style:paragraph-properties fo:margin-left="0in" fo:margin-right="0in" style:line-height-at-least="0.2189in" fo:text-align="start" style:justify-single-word="false" fo:widows="1" fo:text-indent="0in" style:auto-text-indent="false"/>
      <style:text-properties fo:font-variant="normal" fo:text-transform="none" fo:color="#333333" style:font-name="OpenSans" fo:font-size="10.5pt" fo:letter-spacing="normal" fo:font-style="normal" fo:font-weight="bold" style:font-style-asian="normal" style:font-weight-asian="bold" style:font-style-complex="normal" style:font-weight-complex="bold"/>
    </style:style>
    <style:style style:name="P7" style:family="paragraph" style:parent-style-name="Standard">
      <style:paragraph-properties fo:margin-left="0in" fo:margin-right="0in" style:line-height-at-least="0.2189in" fo:text-align="start" style:justify-single-word="false" fo:widows="1" fo:text-indent="0in" style:auto-text-indent="false"/>
      <style:text-properties fo:font-variant="normal" fo:text-transform="none" fo:color="#333333" fo:letter-spacing="normal"/>
    </style:style>
    <style:style style:name="T1" style:family="text">
      <style:text-properties fo:font-variant="normal" fo:text-transform="none" fo:color="#333333" style:font-name="OpenSans" fo:font-size="10.5pt" fo:letter-spacing="normal" fo:font-style="normal" fo:font-weight="bold"/>
    </style:style>
    <style:style style:name="T2" style:family="text">
      <style:text-properties fo:font-variant="normal" fo:text-transform="none" fo:color="#333333" style:font-name="OpenSans" fo:font-size="10.5pt" fo:letter-spacing="normal" fo:font-style="normal" fo:font-weight="normal"/>
    </style:style>
    <style:style style:name="T3" style:family="text">
      <style:text-properties fo:font-variant="normal" fo:text-transform="none" fo:color="#333333" fo:letter-spacing="normal"/>
    </style:style>
    <style:style style:name="T4" style:family="text">
      <style:text-properties style:font-name="OpenSans" fo:font-size="10.5pt" fo:font-style="normal" fo:font-weight="normal"/>
    </style:style>
    <style:style style:name="T5" style:family="text">
      <style:text-properties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text:span text:style-name="Strong_20_Emphasis"><text:span text:style-name="T1">Data:</text:span></text:span><text:span text:style-name="T3"> </text:span><text:span text:style-name="T2">(3 points) Describe how the observations in the sample are collected, and the implications of this data collection method on the scope of inference (generalizability / causality). Note that you will need to look into documentation on the BRFSS to answer this question.</text:span></text:p>
      <text:p text:style-name="P4"/>
      <text:p text:style-name="P5">About the Data</text:p>
      <text:p text:style-name="P4"/>
      <text:p text:style-name="P4"><text:span text:style-name="T5">BRFSS is an ongoing surveillance system designed to measure behavioral risk </text:span>factors for the non-institutionalized adult population (18 years of age and older) residing in the US. The BRFSS objective is to collect uniform, state-specific data on preventive health practices and risk behaviors that are linked to chronic diseases, injuries, and preventable infectious diseases that affect the adult population. Factors assessed by the BRFSS in 2013 include tobacco use, HIV/AIDS knowledge and prevention, exercise, immunization, health status, healthy days — health-related quality of life, health care access, inadequate sleep, hypertension awareness, cholesterol awareness, chronic health conditions, alcohol consumption, fruits and vegetables consumption, arthritis burden, and seatbelt use.</text:p>
      <text:p text:style-name="P4"/>
      <text:p text:style-name="P5">Data Collection</text:p>
      <text:p text:style-name="P5"/>
      <text:p text:style-name="P4"/>
      <text:p text:style-name="P7"><text:span text:style-name="T4">The observations in the sample for the Behavioral Risk Factor Surveillance System (BRFSS) are collected annually from all 50 states, the District of Columbia, Puerto Rico, and Guam. The BRFSS conducts both landline telephone- and cellular telephone-based surveys. In conducting the BRFSS landline telephone survey, interviewers collect data from a randomly selected adult in a household. In conducting the cellular telephone version of the BRFSS questionnaire, interviewers collect data from an adult who participates by using a cellular telephone and resides in a private residence or college housing.</text:span></text:p>
      <text:p text:style-name="P7"><text:span text:style-name="T4"/></text:p>
      <text:p text:style-name="P7"><text:span text:style-name="T4"/></text:p>
      <text:p text:style-name="P4"/>
      <text:p text:style-name="P6">Implications of Data Collection Method</text:p>
      <text:p text:style-name="P6"/>
      <text:p text:style-name="P4">Due to the way the sampling was performed, two possible biases could have been introduced to the data. Even if the sampling was done randomly, the possibility of non-response bias is high. This is due to the fact that there may be people who were randomly sampled who didn't respond to the telephone or cellphone calls. It is thus unclear if the results are representative of the entire population. This non-response bias can skew results. Furthermore, due to the nature of some of the data collected, bias in self-reported weight and height as a function of age, sex, and mode of self-report could have been introduced, as reported by the study: Trends in national and state-level obesity in the USA after correction for self-report bias: analysis of health surveys published in the Journal of The Royal Society of Medicine on May <text:soft-page-break/>2006. </text:p>
      <text:p text:style-name="P4"/>
      <text:p text:style-name="P4">The findings from this analysis can be generalized to the population of interest since the sampling was done randomly and thus every individual from the population of interest had an equal chance to be considered in the study. However, because this was an observational study in which the data collection did not directly interfere with how the data arise, and not an experiment, these data cannot be used to establish causal links between the variables of interest. Thus, the study can only provide evidence of a naturally occuring association between variables. In general, association does not imply causation, and causation can only be inferred from a randomized experiment. </text:p>
      <text:p text:style-name="P4"/>
      <text:p text:style-name="P4"/>
      <text:p text:style-name="P3">Scope of inference - generalizability: Is the data collection explained clearly? Did the writer correctly identify the population of interest? Did the writer correctly decide whether the findings from this analysis can be generalized to that population, or, if not, a subsection of that population? Is their explanation satisfactory to make this decision? Are potential sources of bias discussed, and if so, is the discussion satisfactory?</text:p>
      <text:p text:style-name="P3"/>
      <text:p text:style-name="P3"/>
      <text:p text:style-name="P3">Scope of inference - causality: Did the writer identify correctly whether these data can be used to establish causal links between the variables of interest. Is the explanation satisfactory?</text:p>
      <text:p text:style-name="P4"/>
      <text:p text:style-name="P4"/>
      <text:p text:style-name="P4"/>
      <text:p text:style-name="P4"/>
      <text:p text:style-name="P4"/>
      <text:p text:style-name="P2"><text:span text:style-name="Strong_20_Emphasis"><text:span text:style-name="T1">Research questions: </text:span></text:span><text:span text:style-name="T2">(11 points) Come up with at least three research questions that you want to answer using these data. You should phrase your research questions in a way that matches up with the scope of inference your dataset allows for. Make sure that at least two of these questions involve at least three variables. You are welcomed to create new variables based on existing ones. With each question include a brief discussion (1-2 sentences) as to why this question is of interest to you and/or your audience.</text:span></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ans" svg:font-family="OpenSans, Arial, sans-serif"/>
    <style:font-face style:name="OpenSymbol"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cisco Sosa</meta:initial-creator>
    <meta:creation-date>2016-07-24T10:46:48</meta:creation-date>
    <dc:date>2016-07-24T19:58:52</dc:date>
    <dc:creator>Francisco Sosa</dc:creator>
    <meta:editing-duration>PT7H14M15S</meta:editing-duration>
    <meta:editing-cycles>4</meta:editing-cycles>
    <meta:generator>OpenOffice/4.1.2$Unix OpenOffice.org_project/412m3$Build-9782</meta:generator>
    <meta:document-statistic meta:table-count="0" meta:image-count="0" meta:object-count="0" meta:page-count="2" meta:paragraph-count="11" meta:word-count="682" meta:character-count="4397"/>
  </office:meta>
</office:document-meta>
</file>